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fo:background-color="#dddddd"/>
    </style:style>
    <style:style style:name="ce10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</style:style>
    <style:style style:name="ce30" style:family="table-cell" style:parent-style-name="Default" style:data-style-name="N121"/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3">
      <style:table-cell-properties fo:background-color="#dddddd"/>
    </style:style>
    <style:style style:name="ce22" style:family="table-cell" style:parent-style-name="Default" style:data-style-name="N1">
      <style:table-cell-properties fo:background-color="#dddddd"/>
      <style:text-properties fo:font-weight="normal" style:font-weight-asian="normal" style:font-weight-complex="normal"/>
    </style:style>
    <style:style style:name="ce39" style:family="table-cell" style:parent-style-name="Default" style:data-style-name="N123"/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40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">
      <style:table-cell-properties fo:background-color="transparent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1004in" svg:height="5.6992in" svg:x="0.5075in" svg:y="0.0634in">
            <draw:object draw:notify-on-update-of-ranges="Sheet1.A55:Sheet1.A55 Sheet1.B55:Sheet1.N55 Sheet1.A43:Sheet1.A43 Sheet1.B44:Sheet1.N44 Sheet1.A46:Sheet1.A46 Sheet1.B47:Sheet1.N47 Sheet1.A49:Sheet1.A49 Sheet1.B50:Sheet1.N50 Sheet1.A52:Sheet1.A52 Sheet1.B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6"/>
        <table:table-column table:style-name="co1" table:number-columns-repeated="1009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33"/>
          <table:table-cell table:style-name="ce27" office:value-type="string" calcext:value-type="string" table:number-columns-spanned="4" table:number-rows-spanned="1">
            <text:p>coverage</text:p>
          </table:table-cell>
          <table:covered-table-cell table:number-columns-repeated="3"/>
          <table:table-cell table:style-name="ce43" table:number-columns-repeated="5"/>
          <table:table-cell table:style-name="ce52" table:number-columns-repeated="1010"/>
        </table:table-row>
        <table:table-row table:style-name="ro1">
          <table:table-cell table:number-columns-repeated="4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style-name="ce43" table:number-columns-repeated="4"/>
          <table:table-cell table:style-name="ce52" table:number-columns-repeated="1011"/>
        </table:table-row>
        <table:table-row table:style-name="ro1">
          <table:table-cell table:number-columns-repeated="4"/>
          <table:table-cell table:style-name="ce7" office:value-type="float" office:value="19500" calcext:value-type="float">
            <text:p>19500</text:p>
          </table:table-cell>
          <table:table-cell table:style-name="ce31"/>
          <table:table-cell table:style-name="ce7" office:value-type="float" office:value="15043" calcext:value-type="float">
            <text:p>15043</text:p>
          </table:table-cell>
          <table:table-cell table:style-name="ce7" office:value-type="float" office:value="17896" calcext:value-type="float">
            <text:p>17896</text:p>
          </table:table-cell>
          <table:table-cell table:style-name="ce43" table:number-columns-repeated="6"/>
          <table:table-cell table:style-name="ce52" table:number-columns-repeated="1009"/>
        </table:table-row>
        <table:table-row table:style-name="ro1">
          <table:table-cell table:style-name="ce21"/>
          <table:table-cell table:style-name="ce33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8]/[.$E38]" office:value-type="percentage" office:value="0.771435897435897" calcext:value-type="percentage">
            <text:p>77.1%</text:p>
          </table:table-cell>
          <table:table-cell table:style-name="ce47" table:formula="of:=[.H38]/[.$E38]" office:value-type="percentage" office:value="0.91774358974359" calcext:value-type="percentage">
            <text:p>91.8%</text:p>
          </table:table-cell>
          <table:table-cell table:style-name="ce43" table:number-columns-repeated="5"/>
          <table:table-cell table:style-name="ce52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14" table:number-rows-spanned="1">
            <text:p>daily effective emerge rate in relation to a dependency bias (== mean of installed packagesbefore a new has no deps to be installed)</text:p>
          </table:table-cell>
          <table:covered-table-cell table:number-columns-repeated="12" table:style-name="ce26"/>
          <table:covered-table-cell table:style-name="ce52"/>
          <table:table-cell table:style-name="ce52" table:number-columns-repeated="1009"/>
        </table:table-row>
        <table:table-row table:style-name="ro1">
          <table:table-cell table:style-name="ce14" office:value-type="string" calcext:value-type="string">
            <text:p>bias</text:p>
          </table:table-cell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6500" calcext:value-type="float">
            <text:p>6500</text:p>
          </table:table-cell>
          <table:table-cell table:style-name="ce7" table:formula="of:=[.B$56]-[.$A43]" office:value-type="float" office:value="-4701.53846153846" calcext:value-type="float">
            <text:p>-4702</text:p>
          </table:table-cell>
          <table:table-cell table:style-name="ce7" table:formula="of:=[.C$56]-[.$A43]" office:value-type="float" office:value="-3043.53846153846" calcext:value-type="float">
            <text:p>-3044</text:p>
          </table:table-cell>
          <table:table-cell table:style-name="ce7" table:formula="of:=[.D$56]-[.$A43]" office:value-type="float" office:value="-1660.69230769231" calcext:value-type="float">
            <text:p>-1661</text:p>
          </table:table-cell>
          <table:table-cell table:style-name="ce7" table:formula="of:=[.E$56]-[.$A43]" office:value-type="float" office:value="-511.307692307692" calcext:value-type="float">
            <text:p>-511</text:p>
          </table:table-cell>
          <table:table-cell table:style-name="ce7" table:formula="of:=[.F$56]-[.$A43]" office:value-type="float" office:value="463.076923076924" calcext:value-type="float">
            <text:p>463</text:p>
          </table:table-cell>
          <table:table-cell table:style-name="ce7" table:formula="of:=[.G$56]-[.$A43]" office:value-type="float" office:value="1341.70192307692" calcext:value-type="float">
            <text:p>1342</text:p>
          </table:table-cell>
          <table:table-cell table:style-name="ce7" table:formula="of:=[.H$56]-[.$A43]" office:value-type="float" office:value="2154.36858974359" calcext:value-type="float">
            <text:p>2154</text:p>
          </table:table-cell>
          <table:table-cell table:style-name="ce7" table:formula="of:=[.I$56]-[.$A43]" office:value-type="float" office:value="2800.36858974359" calcext:value-type="float">
            <text:p>2800</text:p>
          </table:table-cell>
          <table:table-cell table:style-name="ce7" table:formula="of:=[.J$56]-[.$A43]" office:value-type="float" office:value="3342.61858974359" calcext:value-type="float">
            <text:p>3343</text:p>
          </table:table-cell>
          <table:table-cell table:style-name="ce7" table:formula="of:=[.K$56]-[.$A43]" office:value-type="float" office:value="3845.86858974359" calcext:value-type="float">
            <text:p>3846</text:p>
          </table:table-cell>
          <table:table-cell table:style-name="ce7" table:formula="of:=[.L$56]-[.$A43]" office:value-type="float" office:value="4295.86858974359" calcext:value-type="float">
            <text:p>4296</text:p>
          </table:table-cell>
          <table:table-cell table:style-name="ce7" table:formula="of:=[.M$56]-[.$A43]" office:value-type="string" office:string-value="" calcext:value-type="error">
            <text:p>#DIV/0!</text:p>
          </table:table-cell>
          <table:table-cell table:style-name="ce7" table:formula="of:=[.N$56]-[.$A43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4"/>
          <table:table-cell table:style-name="ce7" table:formula="of:=[.B43]/[.B$58]" office:value-type="float" office:value="-4701.53846153846" calcext:value-type="float">
            <text:p>-4702</text:p>
          </table:table-cell>
          <table:table-cell table:style-name="ce7" table:formula="of:=[.C43]/[.C$58]" office:value-type="float" office:value="-1521.76923076923" calcext:value-type="float">
            <text:p>-1522</text:p>
          </table:table-cell>
          <table:table-cell table:style-name="ce7" table:formula="of:=[.D43]/[.D$58]" office:value-type="float" office:value="-553.564102564103" calcext:value-type="float">
            <text:p>-554</text:p>
          </table:table-cell>
          <table:table-cell table:style-name="ce7" table:formula="of:=[.E43]/[.E$58]" office:value-type="float" office:value="-127.826923076923" calcext:value-type="float">
            <text:p>-128</text:p>
          </table:table-cell>
          <table:table-cell table:style-name="ce7" table:formula="of:=[.F43]/[.F$58]" office:value-type="float" office:value="92.6153846153848" calcext:value-type="float">
            <text:p>93</text:p>
          </table:table-cell>
          <table:table-cell table:style-name="ce7" table:formula="of:=[.G43]/[.G$58]" office:value-type="float" office:value="223.616987179487" calcext:value-type="float">
            <text:p>224</text:p>
          </table:table-cell>
          <table:table-cell table:style-name="ce22" table:formula="of:=[.H43]/[.H$58]" office:value-type="float" office:value="307.766941391941" calcext:value-type="float">
            <text:p>308</text:p>
          </table:table-cell>
          <table:table-cell table:style-name="ce22" table:formula="of:=[.I43]/[.I$58]" office:value-type="float" office:value="350.046073717949" calcext:value-type="float">
            <text:p>350</text:p>
          </table:table-cell>
          <table:table-cell table:style-name="ce22" table:formula="of:=[.J43]/[.J$58]" office:value-type="float" office:value="371.402065527066" calcext:value-type="float">
            <text:p>371</text:p>
          </table:table-cell>
          <table:table-cell table:style-name="ce22" table:formula="of:=[.K43]/[.K$58]" office:value-type="float" office:value="384.586858974359" calcext:value-type="float">
            <text:p>385</text:p>
          </table:table-cell>
          <table:table-cell table:style-name="ce40" table:formula="of:=[.L43]/[.L$58]" office:value-type="float" office:value="390.533508158508" calcext:value-type="float">
            <text:p>391</text:p>
          </table:table-cell>
          <table:table-cell table:style-name="ce22" table:formula="of:=[.M43]/[.M$58]" office:value-type="string" office:string-value="" calcext:value-type="error">
            <text:p>#DIV/0!</text:p>
          </table:table-cell>
          <table:table-cell table:style-name="ce22" table:formula="of:=[.N43]/[.N$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0"/>
          <table:table-cell table:style-name="ce7" table:number-columns-repeated="13"/>
          <table:table-cell table:number-columns-repeated="1009"/>
        </table:table-row>
        <table:table-row table:style-name="ro1">
          <table:table-cell table:style-name="ce7" office:value-type="float" office:value="5000" calcext:value-type="float">
            <text:p>5000</text:p>
          </table:table-cell>
          <table:table-cell table:style-name="ce7" table:formula="of:=[.B$56]-[.$A46]" office:value-type="float" office:value="-3201.53846153846" calcext:value-type="float">
            <text:p>-3202</text:p>
          </table:table-cell>
          <table:table-cell table:style-name="ce7" table:formula="of:=[.C$56]-[.$A46]" office:value-type="float" office:value="-1543.53846153846" calcext:value-type="float">
            <text:p>-1544</text:p>
          </table:table-cell>
          <table:table-cell table:style-name="ce7" table:formula="of:=[.D$56]-[.$A46]" office:value-type="float" office:value="-160.692307692308" calcext:value-type="float">
            <text:p>-161</text:p>
          </table:table-cell>
          <table:table-cell table:style-name="ce7" table:formula="of:=[.E$56]-[.$A46]" office:value-type="float" office:value="988.692307692309" calcext:value-type="float">
            <text:p>989</text:p>
          </table:table-cell>
          <table:table-cell table:style-name="ce7" table:formula="of:=[.F$56]-[.$A46]" office:value-type="float" office:value="1963.07692307692" calcext:value-type="float">
            <text:p>1963</text:p>
          </table:table-cell>
          <table:table-cell table:style-name="ce7" table:formula="of:=[.G$56]-[.$A46]" office:value-type="float" office:value="2841.70192307692" calcext:value-type="float">
            <text:p>2842</text:p>
          </table:table-cell>
          <table:table-cell table:style-name="ce7" table:formula="of:=[.H$56]-[.$A46]" office:value-type="float" office:value="3654.36858974359" calcext:value-type="float">
            <text:p>3654</text:p>
          </table:table-cell>
          <table:table-cell table:style-name="ce7" table:formula="of:=[.I$56]-[.$A46]" office:value-type="float" office:value="4300.36858974359" calcext:value-type="float">
            <text:p>4300</text:p>
          </table:table-cell>
          <table:table-cell table:style-name="ce7" table:formula="of:=[.J$56]-[.$A46]" office:value-type="float" office:value="4842.61858974359" calcext:value-type="float">
            <text:p>4843</text:p>
          </table:table-cell>
          <table:table-cell table:style-name="ce7" table:formula="of:=[.K$56]-[.$A46]" office:value-type="float" office:value="5345.86858974359" calcext:value-type="float">
            <text:p>5346</text:p>
          </table:table-cell>
          <table:table-cell table:style-name="ce7" table:formula="of:=[.L$56]-[.$A46]" office:value-type="float" office:value="5795.86858974359" calcext:value-type="float">
            <text:p>5796</text:p>
          </table:table-cell>
          <table:table-cell table:style-name="ce7" table:formula="of:=[.M$56]-[.$A46]" office:value-type="string" office:string-value="" calcext:value-type="error">
            <text:p>#DIV/0!</text:p>
          </table:table-cell>
          <table:table-cell table:style-name="ce7" table:formula="of:=[.N$56]-[.$A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4"/>
          <table:table-cell table:style-name="ce7" table:formula="of:=[.B46]/[.B$58]" office:value-type="float" office:value="-3201.53846153846" calcext:value-type="float">
            <text:p>-3202</text:p>
          </table:table-cell>
          <table:table-cell table:style-name="ce7" table:formula="of:=[.C46]/[.C$58]" office:value-type="float" office:value="-771.769230769231" calcext:value-type="float">
            <text:p>-772</text:p>
          </table:table-cell>
          <table:table-cell table:style-name="ce7" table:formula="of:=[.D46]/[.D$58]" office:value-type="float" office:value="-53.5641025641025" calcext:value-type="float">
            <text:p>-54</text:p>
          </table:table-cell>
          <table:table-cell table:style-name="ce7" table:formula="of:=[.E46]/[.E$58]" office:value-type="float" office:value="247.173076923077" calcext:value-type="float">
            <text:p>247</text:p>
          </table:table-cell>
          <table:table-cell table:style-name="ce7" table:formula="of:=[.F46]/[.F$58]" office:value-type="float" office:value="392.615384615385" calcext:value-type="float">
            <text:p>393</text:p>
          </table:table-cell>
          <table:table-cell table:style-name="ce22" table:formula="of:=[.G46]/[.G$58]" office:value-type="float" office:value="473.616987179487" calcext:value-type="float">
            <text:p>474</text:p>
          </table:table-cell>
          <table:table-cell table:style-name="ce22" table:formula="of:=[.H46]/[.H$58]" office:value-type="float" office:value="522.052655677656" calcext:value-type="float">
            <text:p>522</text:p>
          </table:table-cell>
          <table:table-cell table:style-name="ce22" table:formula="of:=[.I46]/[.I$58]" office:value-type="float" office:value="537.546073717949" calcext:value-type="float">
            <text:p>538</text:p>
          </table:table-cell>
          <table:table-cell table:style-name="ce40" table:formula="of:=[.J46]/[.J$58]" office:value-type="float" office:value="538.068732193732" calcext:value-type="float">
            <text:p>538</text:p>
          </table:table-cell>
          <table:table-cell table:style-name="ce22" table:formula="of:=[.K46]/[.K$58]" office:value-type="float" office:value="534.586858974359" calcext:value-type="float">
            <text:p>535</text:p>
          </table:table-cell>
          <table:table-cell table:style-name="ce22" table:formula="of:=[.L46]/[.L$58]" office:value-type="float" office:value="526.897144522145" calcext:value-type="float">
            <text:p>527</text:p>
          </table:table-cell>
          <table:table-cell table:style-name="ce22" table:formula="of:=[.M46]/[.M$58]" office:value-type="string" office:string-value="" calcext:value-type="error">
            <text:p>#DIV/0!</text:p>
          </table:table-cell>
          <table:table-cell table:style-name="ce22" table:formula="of:=[.N46]/[.N$58]" office:value-type="string" office:string-value="" calcext:value-type="error">
            <text:p>#DIV/0!</text:p>
          </table:table-cell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10"/>
          <table:table-cell table:style-name="ce7" table:number-columns-repeated="10"/>
          <table:table-cell table:style-name="ce40" table:number-columns-repeated="3"/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7" office:value-type="float" office:value="3500" calcext:value-type="float">
            <text:p>3500</text:p>
          </table:table-cell>
          <table:table-cell table:style-name="ce7" table:formula="of:=[.B$56]-[.$A49]" office:value-type="float" office:value="-1701.53846153846" calcext:value-type="float">
            <text:p>-1702</text:p>
          </table:table-cell>
          <table:table-cell table:style-name="ce7" table:formula="of:=[.C$56]-[.$A49]" office:value-type="float" office:value="-43.5384615384614" calcext:value-type="float">
            <text:p>-44</text:p>
          </table:table-cell>
          <table:table-cell table:style-name="ce7" table:formula="of:=[.D$56]-[.$A49]" office:value-type="float" office:value="1339.30769230769" calcext:value-type="float">
            <text:p>1339</text:p>
          </table:table-cell>
          <table:table-cell table:style-name="ce7" table:formula="of:=[.E$56]-[.$A49]" office:value-type="float" office:value="2488.69230769231" calcext:value-type="float">
            <text:p>2489</text:p>
          </table:table-cell>
          <table:table-cell table:style-name="ce7" table:formula="of:=[.F$56]-[.$A49]" office:value-type="float" office:value="3463.07692307692" calcext:value-type="float">
            <text:p>3463</text:p>
          </table:table-cell>
          <table:table-cell table:style-name="ce7" table:formula="of:=[.G$56]-[.$A49]" office:value-type="float" office:value="4341.70192307692" calcext:value-type="float">
            <text:p>4342</text:p>
          </table:table-cell>
          <table:table-cell table:style-name="ce7" table:formula="of:=[.H$56]-[.$A49]" office:value-type="float" office:value="5154.36858974359" calcext:value-type="float">
            <text:p>5154</text:p>
          </table:table-cell>
          <table:table-cell table:style-name="ce7" table:formula="of:=[.I$56]-[.$A49]" office:value-type="float" office:value="5800.36858974359" calcext:value-type="float">
            <text:p>5800</text:p>
          </table:table-cell>
          <table:table-cell table:style-name="ce7" table:formula="of:=[.J$56]-[.$A49]" office:value-type="float" office:value="6342.61858974359" calcext:value-type="float">
            <text:p>6343</text:p>
          </table:table-cell>
          <table:table-cell table:style-name="ce7" table:formula="of:=[.K$56]-[.$A49]" office:value-type="float" office:value="6845.86858974359" calcext:value-type="float">
            <text:p>6846</text:p>
          </table:table-cell>
          <table:table-cell table:style-name="ce7" table:formula="of:=[.L$56]-[.$A49]" office:value-type="float" office:value="7295.86858974359" calcext:value-type="float">
            <text:p>7296</text:p>
          </table:table-cell>
          <table:table-cell table:style-name="ce7" table:formula="of:=[.M$56]-[.$A49]" office:value-type="string" office:string-value="" calcext:value-type="error">
            <text:p>#DIV/0!</text:p>
          </table:table-cell>
          <table:table-cell table:style-name="ce7" table:formula="of:=[.N$56]-[.$A49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4"/>
          <table:table-cell table:style-name="ce7" table:formula="of:=[.B49]/[.B$58]" office:value-type="float" office:value="-1701.53846153846" calcext:value-type="float">
            <text:p>-1702</text:p>
          </table:table-cell>
          <table:table-cell table:style-name="ce7" table:formula="of:=[.C49]/[.C$58]" office:value-type="float" office:value="-21.7692307692307" calcext:value-type="float">
            <text:p>-22</text:p>
          </table:table-cell>
          <table:table-cell table:style-name="ce7" table:formula="of:=[.D49]/[.D$58]" office:value-type="float" office:value="446.435897435897" calcext:value-type="float">
            <text:p>446</text:p>
          </table:table-cell>
          <table:table-cell table:style-name="ce22" table:formula="of:=[.E49]/[.E$58]" office:value-type="float" office:value="622.173076923077" calcext:value-type="float">
            <text:p>622</text:p>
          </table:table-cell>
          <table:table-cell table:style-name="ce22" table:formula="of:=[.F49]/[.F$58]" office:value-type="float" office:value="692.615384615385" calcext:value-type="float">
            <text:p>693</text:p>
          </table:table-cell>
          <table:table-cell table:style-name="ce22" table:formula="of:=[.G49]/[.G$58]" office:value-type="float" office:value="723.616987179487" calcext:value-type="float">
            <text:p>724</text:p>
          </table:table-cell>
          <table:table-cell table:style-name="ce40" table:formula="of:=[.H49]/[.H$58]" office:value-type="float" office:value="736.33836996337" calcext:value-type="float">
            <text:p>736</text:p>
          </table:table-cell>
          <table:table-cell table:style-name="ce22" table:formula="of:=[.I49]/[.I$58]" office:value-type="float" office:value="725.046073717949" calcext:value-type="float">
            <text:p>725</text:p>
          </table:table-cell>
          <table:table-cell table:style-name="ce22" table:formula="of:=[.J49]/[.J$58]" office:value-type="float" office:value="704.735398860399" calcext:value-type="float">
            <text:p>705</text:p>
          </table:table-cell>
          <table:table-cell table:style-name="ce22" table:formula="of:=[.K49]/[.K$58]" office:value-type="float" office:value="684.586858974359" calcext:value-type="float">
            <text:p>685</text:p>
          </table:table-cell>
          <table:table-cell table:style-name="ce22" table:formula="of:=[.L49]/[.L$58]" office:value-type="float" office:value="663.260780885781" calcext:value-type="float">
            <text:p>663</text:p>
          </table:table-cell>
          <table:table-cell table:style-name="ce22" table:formula="of:=[.M49]/[.M$58]" office:value-type="string" office:string-value="" calcext:value-type="error">
            <text:p>#DIV/0!</text:p>
          </table:table-cell>
          <table:table-cell table:style-name="ce22" table:formula="of:=[.N49]/[.N$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0"/>
          <table:table-cell table:style-name="ce7" table:number-columns-repeated="13"/>
          <table:table-cell table:number-columns-repeated="1009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table:formula="of:=[.B$56]-[.$A52]" office:value-type="float" office:value="-201.538461538461" calcext:value-type="float">
            <text:p>-202</text:p>
          </table:table-cell>
          <table:table-cell table:style-name="ce7" table:formula="of:=[.C$56]-[.$A52]" office:value-type="float" office:value="1456.46153846154" calcext:value-type="float">
            <text:p>1456</text:p>
          </table:table-cell>
          <table:table-cell table:style-name="ce7" table:formula="of:=[.D$56]-[.$A52]" office:value-type="float" office:value="2839.30769230769" calcext:value-type="float">
            <text:p>2839</text:p>
          </table:table-cell>
          <table:table-cell table:style-name="ce7" table:formula="of:=[.E$56]-[.$A52]" office:value-type="float" office:value="3988.69230769231" calcext:value-type="float">
            <text:p>3989</text:p>
          </table:table-cell>
          <table:table-cell table:style-name="ce7" table:formula="of:=[.F$56]-[.$A52]" office:value-type="float" office:value="4963.07692307692" calcext:value-type="float">
            <text:p>4963</text:p>
          </table:table-cell>
          <table:table-cell table:style-name="ce7" table:formula="of:=[.G$56]-[.$A52]" office:value-type="float" office:value="5841.70192307692" calcext:value-type="float">
            <text:p>5842</text:p>
          </table:table-cell>
          <table:table-cell table:style-name="ce7" table:formula="of:=[.H$56]-[.$A52]" office:value-type="float" office:value="6654.36858974359" calcext:value-type="float">
            <text:p>6654</text:p>
          </table:table-cell>
          <table:table-cell table:style-name="ce7" table:formula="of:=[.I$56]-[.$A52]" office:value-type="float" office:value="7300.36858974359" calcext:value-type="float">
            <text:p>7300</text:p>
          </table:table-cell>
          <table:table-cell table:style-name="ce7" table:formula="of:=[.J$56]-[.$A52]" office:value-type="float" office:value="7842.61858974359" calcext:value-type="float">
            <text:p>7843</text:p>
          </table:table-cell>
          <table:table-cell table:style-name="ce7" table:formula="of:=[.K$56]-[.$A52]" office:value-type="float" office:value="8345.86858974359" calcext:value-type="float">
            <text:p>8346</text:p>
          </table:table-cell>
          <table:table-cell table:style-name="ce7" table:formula="of:=[.L$56]-[.$A52]" office:value-type="float" office:value="8795.86858974359" calcext:value-type="float">
            <text:p>8796</text:p>
          </table:table-cell>
          <table:table-cell table:style-name="ce7" table:formula="of:=[.M$56]-[.$A52]" office:value-type="string" office:string-value="" calcext:value-type="error">
            <text:p>#DIV/0!</text:p>
          </table:table-cell>
          <table:table-cell table:style-name="ce7" table:formula="of:=[.N$56]-[.$A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4"/>
          <table:table-cell table:style-name="ce22" table:formula="of:=[.B52]/[.B$58]" office:value-type="float" office:value="-201.538461538461" calcext:value-type="float">
            <text:p>-202</text:p>
          </table:table-cell>
          <table:table-cell table:style-name="ce7" table:formula="of:=[.C52]/[.C$58]" office:value-type="float" office:value="728.230769230769" calcext:value-type="float">
            <text:p>728</text:p>
          </table:table-cell>
          <table:table-cell table:style-name="ce22" table:formula="of:=[.D52]/[.D$58]" office:value-type="float" office:value="946.435897435897" calcext:value-type="float">
            <text:p>946</text:p>
          </table:table-cell>
          <table:table-cell table:style-name="ce40" table:formula="of:=[.E52]/[.E$58]" office:value-type="float" office:value="997.173076923077" calcext:value-type="float">
            <text:p>997</text:p>
          </table:table-cell>
          <table:table-cell table:style-name="ce22" table:formula="of:=[.F52]/[.F$58]" office:value-type="float" office:value="992.615384615385" calcext:value-type="float">
            <text:p>993</text:p>
          </table:table-cell>
          <table:table-cell table:style-name="ce22" table:formula="of:=[.G52]/[.G$58]" office:value-type="float" office:value="973.616987179487" calcext:value-type="float">
            <text:p>974</text:p>
          </table:table-cell>
          <table:table-cell table:style-name="ce22" table:formula="of:=[.H52]/[.H$58]" office:value-type="float" office:value="950.624084249084" calcext:value-type="float">
            <text:p>951</text:p>
          </table:table-cell>
          <table:table-cell table:style-name="ce22" table:formula="of:=[.I52]/[.I$58]" office:value-type="float" office:value="912.546073717949" calcext:value-type="float">
            <text:p>913</text:p>
          </table:table-cell>
          <table:table-cell table:style-name="ce22" table:formula="of:=[.J52]/[.J$58]" office:value-type="float" office:value="871.402065527066" calcext:value-type="float">
            <text:p>871</text:p>
          </table:table-cell>
          <table:table-cell table:style-name="ce22" table:formula="of:=[.K52]/[.K$58]" office:value-type="float" office:value="834.586858974359" calcext:value-type="float">
            <text:p>835</text:p>
          </table:table-cell>
          <table:table-cell table:style-name="ce22" table:formula="of:=[.L52]/[.L$58]" office:value-type="float" office:value="799.624417249417" calcext:value-type="float">
            <text:p>800</text:p>
          </table:table-cell>
          <table:table-cell table:style-name="ce22" table:formula="of:=[.M52]/[.M$58]" office:value-type="string" office:string-value="" calcext:value-type="error">
            <text:p>#DIV/0!</text:p>
          </table:table-cell>
          <table:table-cell table:style-name="ce22" table:formula="of:=[.N52]/[.N$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 table:number-columns-repeated="2"/>
          <table:table-cell table:number-columns-repeated="1009"/>
        </table:table-row>
        <table:table-row table:style-name="ro1">
          <table:table-cell table:style-name="ce36" office:value-type="string" calcext:value-type="string">
            <text:p>real thruput</text:p>
          </table:table-cell>
          <table:table-cell table:style-name="ce7" table:formula="of:=AVERAGEIF([.B60:.B95];&quot;&gt;0&quot;)" office:value-type="float" office:value="1798.46153846154" calcext:value-type="float">
            <text:p>1798</text:p>
          </table:table-cell>
          <table:table-cell table:style-name="ce7" table:formula="of:=AVERAGEIF([.C60:.C95];&quot;&gt;0&quot;)" office:value-type="float" office:value="1658" calcext:value-type="float">
            <text:p>1658</text:p>
          </table:table-cell>
          <table:table-cell table:style-name="ce7" table:formula="of:=AVERAGEIF([.D60:.D95];&quot;&gt;0&quot;)" office:value-type="float" office:value="1382.84615384615" calcext:value-type="float">
            <text:p>1383</text:p>
          </table:table-cell>
          <table:table-cell table:style-name="ce7" table:formula="of:=AVERAGEIF([.E60:.E95];&quot;&gt;0&quot;)" office:value-type="float" office:value="1149.38461538462" calcext:value-type="float">
            <text:p>1149</text:p>
          </table:table-cell>
          <table:table-cell table:style-name="ce7" table:formula="of:=AVERAGEIF([.F60:.F95];&quot;&gt;0&quot;)" office:value-type="float" office:value="974.384615384615" calcext:value-type="float">
            <text:p>974</text:p>
          </table:table-cell>
          <table:table-cell table:style-name="ce7" table:formula="of:=AVERAGEIF([.G60:.G95];&quot;&gt;0&quot;)" office:value-type="float" office:value="878.625" calcext:value-type="float">
            <text:p>879</text:p>
          </table:table-cell>
          <table:table-cell table:style-name="ce7" table:formula="of:=AVERAGEIF([.H60:.H95];&quot;&gt;0&quot;)" office:value-type="float" office:value="812.666666666667" calcext:value-type="float">
            <text:p>813</text:p>
          </table:table-cell>
          <table:table-cell table:style-name="ce7" table:formula="of:=AVERAGEIF([.I60:.I95];&quot;&gt;0&quot;)" office:value-type="float" office:value="646" calcext:value-type="float">
            <text:p>646</text:p>
          </table:table-cell>
          <table:table-cell table:style-name="ce7" table:formula="of:=AVERAGEIF([.J60:.J95];&quot;&gt;0&quot;)" office:value-type="float" office:value="542.25" calcext:value-type="float">
            <text:p>542</text:p>
          </table:table-cell>
          <table:table-cell table:style-name="ce7" table:formula="of:=AVERAGEIF([.K60:.K95];&quot;&gt;0&quot;)" office:value-type="float" office:value="503.25" calcext:value-type="float">
            <text:p>503</text:p>
          </table:table-cell>
          <table:table-cell table:style-name="ce7" table:formula="of:=AVERAGEIF([.L60:.L95];&quot;&gt;0&quot;)" office:value-type="float" office:value="450" calcext:value-type="float">
            <text:p>450</text:p>
          </table:table-cell>
          <table:table-cell table:style-name="ce7" table:formula="of:=AVERAGEIF([.M60:.M95];&quot;&gt;0&quot;)" office:value-type="string" office:string-value="" calcext:value-type="error">
            <text:p>#DIV/0!</text:p>
          </table:table-cell>
          <table:table-cell table:style-name="ce7" table:formula="of:=AVERAGEIF([.N60:.N95];&quot;&gt;0&quot;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6" office:value-type="string" calcext:value-type="string">
            <text:p>cumulated</text:p>
          </table:table-cell>
          <table:table-cell table:style-name="ce7" table:formula="of:=SUM([.$B$55:.B55])" office:value-type="float" office:value="1798.46153846154" calcext:value-type="float">
            <text:p>1798</text:p>
          </table:table-cell>
          <table:table-cell table:style-name="ce7" table:formula="of:=SUM([.$B$55:.C55])" office:value-type="float" office:value="3456.46153846154" calcext:value-type="float">
            <text:p>3456</text:p>
          </table:table-cell>
          <table:table-cell table:style-name="ce7" table:formula="of:=SUM([.$B$55:.D55])" office:value-type="float" office:value="4839.30769230769" calcext:value-type="float">
            <text:p>4839</text:p>
          </table:table-cell>
          <table:table-cell table:style-name="ce7" table:formula="of:=SUM([.$B$55:.E55])" office:value-type="float" office:value="5988.69230769231" calcext:value-type="float">
            <text:p>5989</text:p>
          </table:table-cell>
          <table:table-cell table:style-name="ce7" table:formula="of:=SUM([.$B$55:.F55])" office:value-type="float" office:value="6963.07692307692" calcext:value-type="float">
            <text:p>6963</text:p>
          </table:table-cell>
          <table:table-cell table:style-name="ce7" table:formula="of:=SUM([.$B$55:.G55])" office:value-type="float" office:value="7841.70192307692" calcext:value-type="float">
            <text:p>7842</text:p>
          </table:table-cell>
          <table:table-cell table:style-name="ce7" table:formula="of:=SUM([.$B$55:.H55])" office:value-type="float" office:value="8654.36858974359" calcext:value-type="float">
            <text:p>8654</text:p>
          </table:table-cell>
          <table:table-cell table:style-name="ce7" table:formula="of:=SUM([.$B$55:.I55])" office:value-type="float" office:value="9300.36858974359" calcext:value-type="float">
            <text:p>9300</text:p>
          </table:table-cell>
          <table:table-cell table:style-name="ce7" table:formula="of:=SUM([.$B$55:.J55])" office:value-type="float" office:value="9842.61858974359" calcext:value-type="float">
            <text:p>9843</text:p>
          </table:table-cell>
          <table:table-cell table:style-name="ce7" table:formula="of:=SUM([.$B$55:.K55])" office:value-type="float" office:value="10345.8685897436" calcext:value-type="float">
            <text:p>10346</text:p>
          </table:table-cell>
          <table:table-cell table:style-name="ce7" table:formula="of:=SUM([.$B$55:.L55])" office:value-type="float" office:value="10795.8685897436" calcext:value-type="float">
            <text:p>10796</text:p>
          </table:table-cell>
          <table:table-cell table:style-name="ce7" table:formula="of:=SUM([.$B$55:.M55])" office:value-type="string" office:string-value="" calcext:value-type="error">
            <text:p>#DIV/0!</text:p>
          </table:table-cell>
          <table:table-cell table:style-name="ce7" table:formula="of:=SUM([.$B$55:.N5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58]+1" office:value-type="float" office:value="2" calcext:value-type="float">
            <text:p>2</text:p>
          </table:table-cell>
          <table:table-cell table:style-name="ce35" table:formula="of:=[.C58]+1" office:value-type="float" office:value="3" calcext:value-type="float">
            <text:p>3</text:p>
          </table:table-cell>
          <table:table-cell table:style-name="ce35" table:formula="of:=[.D58]+1" office:value-type="float" office:value="4" calcext:value-type="float">
            <text:p>4</text:p>
          </table:table-cell>
          <table:table-cell table:style-name="ce35" table:formula="of:=[.E58]+1" office:value-type="float" office:value="5" calcext:value-type="float">
            <text:p>5</text:p>
          </table:table-cell>
          <table:table-cell table:style-name="ce35" table:formula="of:=[.F58]+1" office:value-type="float" office:value="6" calcext:value-type="float">
            <text:p>6</text:p>
          </table:table-cell>
          <table:table-cell table:style-name="ce35" table:formula="of:=[.G58]+1" office:value-type="float" office:value="7" calcext:value-type="float">
            <text:p>7</text:p>
          </table:table-cell>
          <table:table-cell table:style-name="ce35" table:formula="of:=[.H58]+1" office:value-type="float" office:value="8" calcext:value-type="float">
            <text:p>8</text:p>
          </table:table-cell>
          <table:table-cell table:style-name="ce35" table:formula="of:=[.I58]+1" office:value-type="float" office:value="9" calcext:value-type="float">
            <text:p>9</text:p>
          </table:table-cell>
          <table:table-cell table:style-name="ce35" table:formula="of:=[.J58]+1" office:value-type="float" office:value="10" calcext:value-type="float">
            <text:p>10</text:p>
          </table:table-cell>
          <table:table-cell table:style-name="ce35" table:formula="of:=[.K58]+1" office:value-type="float" office:value="11" calcext:value-type="float">
            <text:p>11</text:p>
          </table:table-cell>
          <table:table-cell table:style-name="ce35" table:formula="of:=[.L58]+1" office:value-type="float" office:value="12" calcext:value-type="float">
            <text:p>12</text:p>
          </table:table-cell>
          <table:table-cell table:style-name="ce35" table:formula="of:=[.M58]+1" office:value-type="float" office:value="13" calcext:value-type="float">
            <text:p>13</text:p>
          </table:table-cell>
          <table:table-cell table:style-name="ce53"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891" calcext:value-type="float">
            <text:p>89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-20210714-124358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303" calcext:value-type="float">
            <text:p>130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591" calcext:value-type="float">
            <text:p>591</text:p>
          </table:table-cell>
          <table:table-cell table:style-name="ce63" office:value-type="float" office:value="503" calcext:value-type="float">
            <text:p>503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43" calcext:value-type="float">
            <text:p>643</text:p>
          </table:table-cell>
          <table:table-cell table:style-name="ce63" office:value-type="float" office:value="563" calcext:value-type="float">
            <text:p>563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528" calcext:value-type="float">
            <text:p>528</text:p>
          </table:table-cell>
          <table:table-cell table:style-name="ce63" office:value-type="float" office:value="556" calcext:value-type="float">
            <text:p>556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577" calcext:value-type="float">
            <text:p>577</text:p>
          </table:table-cell>
          <table:table-cell table:style-name="ce63" office:value-type="float" office:value="547" calcext:value-type="float">
            <text:p>547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400" calcext:value-type="float">
            <text:p>4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57" calcext:value-type="float">
            <text:p>15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83" calcext:value-type="float">
            <text:p>783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_abi32+64_debug-20210729-185806</text:p>
          </table:table-cell>
          <table:table-cell table:style-name="ce16" office:value-type="float" office:value="1522" calcext:value-type="float">
            <text:p>1522</text:p>
          </table:table-cell>
          <table:table-cell table:style-name="ce16" office:value-type="float" office:value="1413" calcext:value-type="float">
            <text:p>1413</text:p>
          </table:table-cell>
          <table:table-cell table:style-name="ce16" office:value-type="float" office:value="1583" calcext:value-type="float">
            <text:p>1583</text:p>
          </table:table-cell>
          <table:table-cell table:style-name="ce16" office:value-type="float" office:value="1222" calcext:value-type="float">
            <text:p>1222</text:p>
          </table:table-cell>
          <table:table-cell table:style-name="ce16" office:value-type="float" office:value="1122" calcext:value-type="float">
            <text:p>1122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_abi32+64_debug-202</text:p>
          </table:table-cell>
          <table:table-cell table:style-name="ce16" office:value-type="float" office:value="1228" calcext:value-type="float">
            <text:p>1228</text:p>
          </table:table-cell>
          <table:table-cell table:style-name="ce16" office:value-type="float" office:value="1537" calcext:value-type="float">
            <text:p>1537</text:p>
          </table:table-cell>
          <table:table-cell table:style-name="ce16" office:value-type="float" office:value="1496" calcext:value-type="float">
            <text:p>1496</text:p>
          </table:table-cell>
          <table:table-cell table:style-name="ce16" office:value-type="float" office:value="1157" calcext:value-type="float">
            <text:p>1157</text:p>
          </table:table-cell>
          <table:table-cell table:style-name="ce16" office:value-type="float" office:value="1068" calcext:value-type="float">
            <text:p>1068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3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-j3_abi32+64_debug-20210729-185806</text:p>
          </table:table-cell>
          <table:table-cell table:style-name="ce16" office:value-type="float" office:value="1522" calcext:value-type="float">
            <text:p>1522</text:p>
          </table:table-cell>
          <table:table-cell table:style-name="ce16" office:value-type="float" office:value="1413" calcext:value-type="float">
            <text:p>1413</text:p>
          </table:table-cell>
          <table:table-cell table:style-name="ce16" office:value-type="float" office:value="1583" calcext:value-type="float">
            <text:p>1583</text:p>
          </table:table-cell>
          <table:table-cell table:style-name="ce16" office:value-type="float" office:value="1222" calcext:value-type="float">
            <text:p>1222</text:p>
          </table:table-cell>
          <table:table-cell table:style-name="ce16" office:value-type="float" office:value="1122" calcext:value-type="float">
            <text:p>1122</text:p>
          </table:table-cell>
          <table:table-cell table:style-name="ce16" office:value-type="float" office:value="908" calcext:value-type="float">
            <text:p>908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3-20210729-194103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445" calcext:value-type="float">
            <text:p>1445</text:p>
          </table:table-cell>
          <table:table-cell table:style-name="ce16" office:value-type="float" office:value="1523" calcext:value-type="float">
            <text:p>1523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float" office:value="973" calcext:value-type="float">
            <text:p>973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table:number-columns-repeated="2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3-20210729-201509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office:value-type="float" office:value="1246" calcext:value-type="float">
            <text:p>1246</text:p>
          </table:table-cell>
          <table:table-cell table:style-name="ce16" office:value-type="float" office:value="1625" calcext:value-type="float">
            <text:p>1625</text:p>
          </table:table-cell>
          <table:table-cell table:style-name="ce16" office:value-type="float" office:value="1406" calcext:value-type="float">
            <text:p>1406</text:p>
          </table:table-cell>
          <table:table-cell table:style-name="ce16" office:value-type="float" office:value="1094" calcext:value-type="float">
            <text:p>1094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-20210729-223822</text:p>
          </table:table-cell>
          <table:table-cell table:style-name="ce16" office:value-type="float" office:value="1608" calcext:value-type="float">
            <text:p>1608</text:p>
          </table:table-cell>
          <table:table-cell table:style-name="ce16" office:value-type="float" office:value="1657" calcext:value-type="float">
            <text:p>1657</text:p>
          </table:table-cell>
          <table:table-cell table:style-name="ce16" office:value-type="float" office:value="1409" calcext:value-type="float">
            <text:p>1409</text:p>
          </table:table-cell>
          <table:table-cell table:style-name="ce16" office:value-type="float" office:value="1331" calcext:value-type="float">
            <text:p>1331</text:p>
          </table:table-cell>
          <table:table-cell table:style-name="ce16" office:value-type="float" office:value="1050" calcext:value-type="float">
            <text:p>1050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hardened-j3-20210730-192333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office:value-type="float" office:value="2144" calcext:value-type="float">
            <text:p>2144</text:p>
          </table:table-cell>
          <table:table-cell table:style-name="ce16" office:value-type="float" office:value="1526" calcext:value-type="float">
            <text:p>1526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948" calcext:value-type="float">
            <text:p>948</text:p>
          </table:table-cell>
          <table:table-cell table:style-name="ce16" table:number-columns-repeated="3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9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1">
          <table:table-cell table:style-name="ce16" table:number-columns-repeated="13"/>
          <table:table-cell table:number-columns-repeated="1010"/>
        </table:table-row>
        <table:table-row table:style-name="ro1">
          <table:table-cell table:style-name="ce16" table:number-columns-repeated="13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9:43:03.946907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8-04T19:44:49.698141874</dc:date>
    <dc:creator>Toralf Förster</dc:creator>
    <meta:editing-duration>P1DT17H35M35S</meta:editing-duration>
    <meta:editing-cycles>248</meta:editing-cycles>
    <meta:generator>LibreOffice/7.1.3.2$Linux_X86_64 LibreOffice_project/10$Build-2</meta:generator>
    <meta:document-statistic meta:table-count="1" meta:cell-count="2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16cm" svg:height="14.477cm" xlink:href=".." xlink:type="simple" chart:class="chart:line" chart:style-name="ch1">
        <chart:title svg:x="8.67cm" svg:y="0.425cm" chart:style-name="ch2">
          <text:p>thruput per dependency bias</text:p>
        </chart:title>
        <chart:legend chart:legend-position="end" svg:x="20.052cm" svg:y="5.943cm" style:legend-expansion="high" chart:style-name="ch3"/>
        <chart:plot-area chart:style-name="ch4" table:cell-range-address="Sheet1.A55:Sheet1.N55 Sheet1.A43:Sheet1.A43 Sheet1.B44:Sheet1.N44 Sheet1.A46:Sheet1.A46 Sheet1.B47:Sheet1.N47 Sheet1.A49:Sheet1.A49 Sheet1.B50:Sheet1.N50 Sheet1.A52:Sheet1.A52 Sheet1.B53:Sheet1.N53" chart:data-source-has-labels="column" svg:x="1.162cm" svg:y="1.546cm" svg:width="19.072cm" svg:height="12.694cm">
          <chart:coordinate-region svg:x="2.26cm" svg:y="1.745cm" svg:width="17.787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55:Sheet1.N55" chart:label-cell-address="Sheet1.A55:Sheet1.A55" chart:class="chart:line">
            <chart:data-point chart:repeated="13"/>
          </chart:series>
          <chart:series chart:style-name="ch10" chart:values-cell-range-address="Sheet1.B44:Sheet1.N44" chart:label-cell-address="Sheet1.A43:Sheet1.A43" chart:class="chart:line">
            <chart:data-point chart:repeated="13"/>
          </chart:series>
          <chart:series chart:style-name="ch11" chart:values-cell-range-address="Sheet1.B47:Sheet1.N47" chart:label-cell-address="Sheet1.A46:Sheet1.A46" chart:class="chart:line">
            <chart:data-point chart:repeated="13"/>
          </chart:series>
          <chart:series chart:style-name="ch12" chart:values-cell-range-address="Sheet1.B50:Sheet1.N50" chart:label-cell-address="Sheet1.A49:Sheet1.A49" chart:class="chart:line">
            <chart:data-point chart:repeated="13"/>
          </chart:series>
          <chart:series chart:style-name="ch13" chart:values-cell-range-address="Sheet1.B53:Sheet1.N53" chart:label-cell-address="Sheet1.A52:Sheet1.A5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eal thruput</text:p>
                <draw:g>
                  <svg:desc>Sheet1.A55:Sheet1.A55</svg:desc>
                </draw:g>
              </table:table-cell>
              <table:table-cell office:value-type="float" office:value="1798.46153846154">
                <text:p>1798.46153846154</text:p>
                <draw:g>
                  <svg:desc>Sheet1.B55:Sheet1.N55</svg:desc>
                </draw:g>
              </table:table-cell>
              <table:table-cell office:value-type="float" office:value="1658">
                <text:p>1658</text:p>
              </table:table-cell>
              <table:table-cell office:value-type="float" office:value="1382.84615384615">
                <text:p>1382.84615384615</text:p>
              </table:table-cell>
              <table:table-cell office:value-type="float" office:value="1149.38461538462">
                <text:p>1149.38461538462</text:p>
              </table:table-cell>
              <table:table-cell office:value-type="float" office:value="974.384615384615">
                <text:p>974.384615384615</text:p>
              </table:table-cell>
              <table:table-cell office:value-type="float" office:value="878.625">
                <text:p>878.625</text:p>
              </table:table-cell>
              <table:table-cell office:value-type="float" office:value="812.666666666667">
                <text:p>812.666666666667</text:p>
              </table:table-cell>
              <table:table-cell office:value-type="float" office:value="646">
                <text:p>646</text:p>
              </table:table-cell>
              <table:table-cell office:value-type="float" office:value="542.25">
                <text:p>542.25</text:p>
              </table:table-cell>
              <table:table-cell office:value-type="float" office:value="503.25">
                <text:p>503.25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0</text:p>
                <draw:g>
                  <svg:desc>Sheet1.A43:Sheet1.A43</svg:desc>
                </draw:g>
              </table:table-cell>
              <table:table-cell office:value-type="float" office:value="-4701.53846153846">
                <text:p>-4701.53846153846</text:p>
                <draw:g>
                  <svg:desc>Sheet1.B44:Sheet1.N44</svg:desc>
                </draw:g>
              </table:table-cell>
              <table:table-cell office:value-type="float" office:value="-1521.76923076923">
                <text:p>-1521.76923076923</text:p>
              </table:table-cell>
              <table:table-cell office:value-type="float" office:value="-553.564102564103">
                <text:p>-553.564102564103</text:p>
              </table:table-cell>
              <table:table-cell office:value-type="float" office:value="-127.826923076923">
                <text:p>-127.826923076923</text:p>
              </table:table-cell>
              <table:table-cell office:value-type="float" office:value="92.6153846153848">
                <text:p>92.6153846153848</text:p>
              </table:table-cell>
              <table:table-cell office:value-type="float" office:value="223.616987179487">
                <text:p>223.616987179487</text:p>
              </table:table-cell>
              <table:table-cell office:value-type="float" office:value="307.766941391941">
                <text:p>307.766941391941</text:p>
              </table:table-cell>
              <table:table-cell office:value-type="float" office:value="350.046073717949">
                <text:p>350.046073717949</text:p>
              </table:table-cell>
              <table:table-cell office:value-type="float" office:value="371.402065527066">
                <text:p>371.402065527066</text:p>
              </table:table-cell>
              <table:table-cell office:value-type="float" office:value="384.586858974359">
                <text:p>384.586858974359</text:p>
              </table:table-cell>
              <table:table-cell office:value-type="float" office:value="390.533508158508">
                <text:p>390.533508158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46:Sheet1.A46</svg:desc>
                </draw:g>
              </table:table-cell>
              <table:table-cell office:value-type="float" office:value="-3201.53846153846">
                <text:p>-3201.53846153846</text:p>
                <draw:g>
                  <svg:desc>Sheet1.B47:Sheet1.N47</svg:desc>
                </draw:g>
              </table:table-cell>
              <table:table-cell office:value-type="float" office:value="-771.769230769231">
                <text:p>-771.769230769231</text:p>
              </table:table-cell>
              <table:table-cell office:value-type="float" office:value="-53.5641025641025">
                <text:p>-53.5641025641025</text:p>
              </table:table-cell>
              <table:table-cell office:value-type="float" office:value="247.173076923077">
                <text:p>247.173076923077</text:p>
              </table:table-cell>
              <table:table-cell office:value-type="float" office:value="392.615384615385">
                <text:p>392.615384615385</text:p>
              </table:table-cell>
              <table:table-cell office:value-type="float" office:value="473.616987179487">
                <text:p>473.616987179487</text:p>
              </table:table-cell>
              <table:table-cell office:value-type="float" office:value="522.052655677656">
                <text:p>522.052655677656</text:p>
              </table:table-cell>
              <table:table-cell office:value-type="float" office:value="537.546073717949">
                <text:p>537.546073717949</text:p>
              </table:table-cell>
              <table:table-cell office:value-type="float" office:value="538.068732193732">
                <text:p>538.068732193732</text:p>
              </table:table-cell>
              <table:table-cell office:value-type="float" office:value="534.586858974359">
                <text:p>534.586858974359</text:p>
              </table:table-cell>
              <table:table-cell office:value-type="float" office:value="526.897144522145">
                <text:p>526.89714452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49:Sheet1.A49</svg:desc>
                </draw:g>
              </table:table-cell>
              <table:table-cell office:value-type="float" office:value="-1701.53846153846">
                <text:p>-1701.53846153846</text:p>
                <draw:g>
                  <svg:desc>Sheet1.B50:Sheet1.N50</svg:desc>
                </draw:g>
              </table:table-cell>
              <table:table-cell office:value-type="float" office:value="-21.7692307692307">
                <text:p>-21.7692307692307</text:p>
              </table:table-cell>
              <table:table-cell office:value-type="float" office:value="446.435897435897">
                <text:p>446.435897435897</text:p>
              </table:table-cell>
              <table:table-cell office:value-type="float" office:value="622.173076923077">
                <text:p>622.173076923077</text:p>
              </table:table-cell>
              <table:table-cell office:value-type="float" office:value="692.615384615385">
                <text:p>692.615384615385</text:p>
              </table:table-cell>
              <table:table-cell office:value-type="float" office:value="723.616987179487">
                <text:p>723.616987179487</text:p>
              </table:table-cell>
              <table:table-cell office:value-type="float" office:value="736.33836996337">
                <text:p>736.33836996337</text:p>
              </table:table-cell>
              <table:table-cell office:value-type="float" office:value="725.046073717949">
                <text:p>725.046073717949</text:p>
              </table:table-cell>
              <table:table-cell office:value-type="float" office:value="704.735398860399">
                <text:p>704.735398860399</text:p>
              </table:table-cell>
              <table:table-cell office:value-type="float" office:value="684.586858974359">
                <text:p>684.586858974359</text:p>
              </table:table-cell>
              <table:table-cell office:value-type="float" office:value="663.260780885781">
                <text:p>663.26078088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2:Sheet1.A52</svg:desc>
                </draw:g>
              </table:table-cell>
              <table:table-cell office:value-type="float" office:value="-201.538461538461">
                <text:p>-201.538461538461</text:p>
                <draw:g>
                  <svg:desc>Sheet1.B53:Sheet1.N53</svg:desc>
                </draw:g>
              </table:table-cell>
              <table:table-cell office:value-type="float" office:value="728.230769230769">
                <text:p>728.230769230769</text:p>
              </table:table-cell>
              <table:table-cell office:value-type="float" office:value="946.435897435897">
                <text:p>946.435897435897</text:p>
              </table:table-cell>
              <table:table-cell office:value-type="float" office:value="997.173076923077">
                <text:p>997.173076923077</text:p>
              </table:table-cell>
              <table:table-cell office:value-type="float" office:value="992.615384615385">
                <text:p>992.615384615385</text:p>
              </table:table-cell>
              <table:table-cell office:value-type="float" office:value="973.616987179487">
                <text:p>973.616987179487</text:p>
              </table:table-cell>
              <table:table-cell office:value-type="float" office:value="950.624084249084">
                <text:p>950.624084249084</text:p>
              </table:table-cell>
              <table:table-cell office:value-type="float" office:value="912.546073717949">
                <text:p>912.546073717949</text:p>
              </table:table-cell>
              <table:table-cell office:value-type="float" office:value="871.402065527066">
                <text:p>871.402065527066</text:p>
              </table:table-cell>
              <table:table-cell office:value-type="float" office:value="834.586858974359">
                <text:p>834.586858974359</text:p>
              </table:table-cell>
              <table:table-cell office:value-type="float" office:value="799.624417249417">
                <text:p>799.62441724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